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Droid Sans Mono" svg:font-family="'Droid Sans Mono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Standard" style:list-style-name="L1"/>
    <style:style style:name="P3" style:family="paragraph" style:list-style-name="L1"/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paragraph-rsid="001b4e6f"/>
    </style:style>
    <style:style style:name="P6" style:family="paragraph" style:parent-style-name="Text_20_body" style:list-style-name="L2"/>
    <style:style style:name="P7" style:family="paragraph" style:parent-style-name="Text_20_body">
      <style:text-properties officeooo:paragraph-rsid="001b4e6f"/>
    </style:style>
    <style:style style:name="P8" style:family="paragraph" style:parent-style-name="Text_20_body" style:list-style-name="L3">
      <style:text-properties officeooo:paragraph-rsid="001b4e6f"/>
    </style:style>
    <style:style style:name="P9" style:family="paragraph" style:parent-style-name="Text_20_body" style:list-style-name="L3">
      <style:text-properties officeooo:rsid="001b4e6f" officeooo:paragraph-rsid="001b4e6f"/>
    </style:style>
    <style:style style:name="P10" style:family="paragraph" style:parent-style-name="Text_20_body">
      <style:text-properties officeooo:rsid="001b4e6f" officeooo:paragraph-rsid="001b4e6f"/>
    </style:style>
    <style:style style:name="P11" style:family="paragraph" style:parent-style-name="Text_20_body">
      <style:text-properties officeooo:rsid="001bbbcc" officeooo:paragraph-rsid="001bbbcc"/>
    </style:style>
    <style:style style:name="P12" style:family="paragraph" style:parent-style-name="Text_20_body" style:list-style-name="L6">
      <style:text-properties officeooo:rsid="001bbbcc" officeooo:paragraph-rsid="001bbbcc"/>
    </style:style>
    <style:style style:name="P13" style:family="paragraph" style:parent-style-name="Text_20_body">
      <style:text-properties officeooo:paragraph-rsid="001bbbcc"/>
    </style:style>
    <style:style style:name="P14" style:family="paragraph" style:parent-style-name="Text_20_body" style:list-style-name="L5">
      <style:text-properties officeooo:paragraph-rsid="001bbbcc"/>
    </style:style>
    <style:style style:name="P15" style:family="paragraph" style:parent-style-name="Text_20_body">
      <style:text-properties officeooo:rsid="001c8088" officeooo:paragraph-rsid="001c8088"/>
    </style:style>
    <style:style style:name="P16" style:family="paragraph" style:parent-style-name="Text_20_body" style:list-style-name="L9">
      <style:text-properties officeooo:rsid="001c8088" officeooo:paragraph-rsid="001c8088"/>
    </style:style>
    <style:style style:name="P17" style:family="paragraph" style:parent-style-name="Text_20_body" style:list-style-name="L11">
      <style:text-properties officeooo:rsid="001c8088" officeooo:paragraph-rsid="001c8088"/>
    </style:style>
    <style:style style:name="P18" style:family="paragraph" style:parent-style-name="Text_20_body" style:list-style-name="L11">
      <style:text-properties officeooo:paragraph-rsid="001c8088"/>
    </style:style>
    <style:style style:name="P19" style:family="paragraph" style:parent-style-name="Text_20_body" style:list-style-name="L9">
      <style:text-properties officeooo:rsid="001e18df" officeooo:paragraph-rsid="001e18df"/>
    </style:style>
    <style:style style:name="P20" style:family="paragraph" style:parent-style-name="Text_20_body" style:list-style-name="L9">
      <style:text-properties officeooo:paragraph-rsid="001e18df"/>
    </style:style>
    <style:style style:name="P21" style:family="paragraph" style:parent-style-name="Text_20_body" style:list-style-name="L9">
      <style:text-properties officeooo:paragraph-rsid="001c8088"/>
    </style:style>
    <style:style style:name="P22" style:family="paragraph" style:parent-style-name="Text_20_body" style:list-style-name="L9">
      <style:text-properties officeooo:paragraph-rsid="0022ed40"/>
    </style:style>
    <style:style style:name="P23" style:family="paragraph" style:parent-style-name="Text_20_body" style:list-style-name="L9">
      <style:text-properties officeooo:rsid="001f8930" officeooo:paragraph-rsid="001f8930"/>
    </style:style>
    <style:style style:name="P24" style:family="paragraph" style:parent-style-name="Text_20_body" style:list-style-name="L9">
      <style:text-properties officeooo:rsid="0022ed40" officeooo:paragraph-rsid="0022ed40"/>
    </style:style>
    <style:style style:name="P25" style:family="paragraph" style:parent-style-name="Text_20_body">
      <style:text-properties officeooo:rsid="0024bd59" officeooo:paragraph-rsid="0024bd59"/>
    </style:style>
    <style:style style:name="P26" style:family="paragraph" style:parent-style-name="Text_20_body">
      <style:text-properties officeooo:paragraph-rsid="0024bd59"/>
    </style:style>
    <style:style style:name="P27" style:family="paragraph" style:parent-style-name="Title" style:master-page-name="MP0">
      <style:paragraph-properties style:page-number="auto"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b4e6f"/>
    </style:style>
    <style:style style:name="T3" style:family="text">
      <style:text-properties officeooo:rsid="001bbbcc"/>
    </style:style>
    <style:style style:name="T4" style:family="text">
      <style:text-properties officeooo:rsid="001c8088"/>
    </style:style>
    <style:style style:name="T5" style:family="text">
      <style:text-properties officeooo:rsid="001e18df"/>
    </style:style>
    <style:style style:name="T6" style:family="text">
      <style:text-properties officeooo:rsid="001f8930"/>
    </style:style>
    <style:style style:name="T7" style:family="text">
      <style:text-properties officeooo:rsid="00216648"/>
    </style:style>
    <style:style style:name="T8" style:family="text">
      <style:text-properties officeooo:rsid="0022ed40"/>
    </style:style>
    <style:style style:name="T9" style:family="text">
      <style:text-properties officeooo:rsid="0024bd59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Firmware notes rd 2</text:p>
      <text:p text:style-name="Text_20_body"/>
      <text:p text:style-name="P15">lighthouseCoreTask()</text:p>
      <text:list xml:id="list2248576775" text:style-name="L9">
        <text:list-item>
          <text:p text:style-name="P16">calls → lighthouseTransmitProcessFrame(<text:span text:style-name="T5">frame</text:span>)</text:p>
          <text:list>
            <text:list-item>
              <text:p text:style-name="P19">I think this only calls timing stuff</text:p>
            </text:list-item>
          </text:list>
        </text:list-item>
        <text:list-item>
          <text:p text:style-name="P21"><text:span text:style-name="T4">calls → processFrame(</text:span><text:span text:style-name="T7">&amp;lighthouseCoreState, &amp;angles, &amp;frame, now_ms</text:span><text:span text:style-name="T4">)</text:span></text:p>
          <text:list>
            <text:list-item>
              <text:p text:style-name="P19">calls → usePulseResult(appstate, angles, basestation, sweepId, now_ms)</text:p>
              <text:list>
                <text:list-item>
                  <text:p text:style-name="P19">calls → pulseProcessorApplyCalibration(appState, angles, baseStation<text:span text:style-name="T6">)</text:span></text:p>
                </text:list-item>
                <text:list-item>
                  <text:p text:style-name="P23">calls → usePulseResultsSweeps(appState, angles, baseStation)</text:p>
                  <text:list>
                    <text:list-item>
                      <text:p text:style-name="P23">calls → lighthousePositionEstimatePoseSweeps(appState, angles, baseStation)</text:p>
                      <text:list>
                        <text:list-item>
                          <text:p text:style-name="P22"><text:span text:style-name="T8">calls → estimatePositionSweeps(state, angles, baseStation)</text:span></text:p>
                        </text:list-item>
                        <text:list-item>
                          <text:p text:style-name="P24">calls → estimateYaw(state, angles, baseStation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<text:span text:style-name="T5">calls → useCalibrationData(appState)</text:span></text:p>
            </text:list-item>
          </text:list>
        </text:list-item>
      </text:list>
      <text:p text:style-name="P13"/>
      <text:p text:style-name="P13"/>
      <text:p text:style-name="P26"><text:span text:style-name="T9">from estimatePositionSweeps()</text:span></text:p>
      <text:p text:style-name="P25">calls → estimatePositionSweepsLh2(appState, angles, baseStation</text:p>
      <text:p text:style-name="P26"/>
      <text:p text:style-name="P13"><text:span text:style-name="T3">Function processes</text:span></text:p>
      <text:p text:style-name="P13"><text:span text:style-name="T3">lighthousePositionEstimatePoseSweeps()</text:span></text:p>
      <text:list xml:id="list4127973276" text:style-name="L5">
        <text:list-item>
          <text:p text:style-name="P14"><text:span text:style-name="T3">calls →estimatePositionSweepsLh2()</text:span></text:p>
        </text:list-item>
      </text:list>
      <text:p text:style-name="P13"/>
      <text:p text:style-name="P11">usePulseResult()</text:p>
      <text:p text:style-name="P11">calls → usePulseResultCrossingBeams()</text:p>
      <text:p text:style-name="P11"/>
      <text:p text:style-name="P11">Notes about function processes</text:p>
      <text:list xml:id="list3385730379" text:style-name="L11">
        <text:list-item>
          <text:p text:style-name="P18"><text:span text:style-name="T4">lightouseCoreState = type of pulseProcessor, which holds bsCalibration, bsGeometry, bsGeoCache</text:span></text:p>
          <text:list>
            <text:list-item>
              <text:p text:style-name="P17">bsGeoCache is the rotation matrices we’d like to edit</text:p>
            </text:list-item>
          </text:list>
        </text:list-item>
      </text:list>
      <text:list xml:id="list4159945049" text:style-name="L6">
        <text:list-item>
          <text:p text:style-name="P12"><text:soft-page-break/>estimatePositionSweepsLh2 relies on angles from calculateAngles pulse</text:p>
        </text:list-item>
      </text:list>
      <text:p text:style-name="P10">lighthousePositionEstimatePose</text:p>
      <text:p text:style-name="Text_20_body"/>
      <text:h text:style-name="Heading_20_1" text:outline-level="1">Lighthouse_position_est.c</text:h>
      <text:list xml:id="list275753490" text:style-name="L1">
        <text:list-item>
          <text:p text:style-name="P2"><text:span text:style-name="Default_20_Paragraph_20_Font">static void estimatePositionSweeps(const pulseProcessor_t* appState, pulseProcessorResult_t* angles, int baseStation)</text:span></text:p>
          <text:list>
            <text:list-item>
              <text:p text:style-name="P4">will call estimatePositionSweepsLh2 for us</text:p>
            </text:list-item>
          </text:list>
        </text:list-item>
      </text:list>
      <text:h text:style-name="Heading_20_3" text:outline-level="3">estimatePositionSweepsLh2</text:h>
      <text:list xml:id="list153444198063209" text:continue-numbering="true" text:style-name="L1">
        <text:list-item>
          <text:p text:style-name="P2"><text:span text:style-name="Default_20_Paragraph_20_Font">static void estimatePositionSweepsLh2(const pulseProcessor_t* appState, pulseProcessorResult_t* angles, int baseStation) {</text:span></text:p>
        </text:list-item>
        <text:list-item>
          <text:p text:style-name="P5">Operation steps:</text:p>
        </text:list-item>
      </text:list>
      <text:list xml:id="list1843986279" text:style-name="L3">
        <text:list-item>
          <text:list>
            <text:list-item>
              <text:p text:style-name="P8"><text:span text:style-name="T2">Instantiate </text:span>a <text:span text:style-name="T2">sweepInfo variable (</text:span>sweepAngleMeasurement_t <text:s/><text:span text:style-name="T2">type)</text:span></text:p>
              <text:list>
                <text:list-item>
                  <text:p text:style-name="P8">Creates rotation matrices as well. It’d be a good idea to debug this, and print out what the rotation matrices look like at a given measurement. </text:p>
                </text:list-item>
                <text:list-item>
                  <text:p text:style-name="P8">This is then passed in information from the appState, angles, and basestation passed in at function beginning. </text:p>
                </text:list-item>
              </text:list>
            </text:list-item>
            <text:list-item>
              <text:p text:style-name="P9">Pass sweepInfo information from appState</text:p>
              <text:list>
                <text:list-item>
                  <text:p text:style-name="P8"><text:span text:style-name="T2">rotorPosition origin, and rotation matrix come from basestation calibration</text:span></text:p>
                </text:list-item>
              </text:list>
            </text:list-item>
            <text:list-item>
              <text:p text:style-name="P8">Creates a new measurement (pulseProcessorSensorMeasurement_t instance), and passes in angles measurements. </text:p>
            </text:list-item>
          </text:list>
        </text:list-item>
      </text:list>
      <text:p text:style-name="P7"><text:span text:style-name="Default_20_Paragraph_20_Font"/></text:p>
      <text:p text:style-name="Standard"><text:span text:style-name="Default_20_Paragraph_20_Font"/></text:p>
      <text:p text:style-name="Standard"><text:span text:style-name="Default_20_Paragraph_20_Font"/></text:p>
      <text:p text:style-name="Standard"><text:span text:style-name="Default_20_Paragraph_20_Font"/></text:p>
      <text:p text:style-name="Standard"><text:span text:style-name="Default_20_Paragraph_20_Font"/></text:p>
      <text:p text:style-name="Standard"><text:span text:style-name="Default_20_Paragraph_20_Font"/></text:p>
      <text:list xml:id="list153443250058664" text:continue-list="list153444198063209" text:style-name="L1">
        <text:list-item>
          <text:list>
            <text:list-item>
              <text:list>
                <text:list-item>
                  <text:p text:style-name="P4">bsGeometry is an object <text:span text:style-name="T2">with an origin and a matrix vector</text:span></text:p>
                </text:list-item>
              </text:list>
            </text:list-item>
            <text:list-item>
              <text:p text:style-name="P4">creates a varaible newData field (lighthouseCalibration_t type pointer), which changes the pulseProcessor_t</text:p>
              <text:list>
                <text:list-item>
                  <text:p text:style-name="P4">lighthouseCalibration_t type is defined within: <text:span text:style-name="Default_20_Paragraph_20_Font"><text:span text:style-name="T1">src/</text:span></text:span>utils/interface/lighthouse/lighthouse_types.h</text:p>
                  <text:list>
                    <text:list-item>
                      <text:p text:style-name="P4">This thing stores2 2 lighthouseCalibrationSweep_t which is a phase, tilt, curve, gibmag, gibphase, ogeemag, ogeephase, along with a uid (uint32_t), and a valid field (boolean).</text:p>
                    </text:list-item>
                  </text:list>
                </text:list-item>
              </text:list>
            </text:list-item>
            <text:list-item>
              <text:p text:style-name="P4"/>
            </text:list-item>
          </text:list>
        </text:list-item>
      </text:list>
      <text:p text:style-name="Text_20_body"><text:soft-page-break/>How do I add in new parameter groups? It’d be nice to debug different stuff</text:p>
      <text:h text:style-name="Heading_20_1" text:outline-level="1"/>
      <text:h text:style-name="Heading_20_1" text:outline-level="1">Changing Sensor Position</text:h>
      <text:p text:style-name="Text_20_body">src/modules/src/lighthouse/lighthouse_position_est.c</text:p>
      <text:list xml:id="list3940912519" text:style-name="L2">
        <text:list-item>
          <text:p text:style-name="P6">multiply all SENSOR_POS_W by -1 to flip it upside down.</text:p>
        </text:list-item>
      </text:list>
      <text:p text:style-name="Text_20_body"/>
      <text:h text:style-name="Heading_20_1" text:outline-level="1"/>
      <text:h text:style-name="Heading_20_1" text:outline-level="1">Tests Run</text:h>
      <text:h text:style-name="Heading_20_3" text:outline-level="3">No changes to firmware</text:h>
      <text:p text:style-name="P1">Estimate position sweeps LH2 (performed at line 334 in lighthoue_position_est.c)</text:p>
      <text:p text:style-name="Standard">sweepInfo.rotorRot[0]0: -0.104769</text:p>
      <text:p text:style-name="Standard">1: -0.762651</text:p>
      <text:p text:style-name="Standard">2: -0.638268</text:p>
      <text:p text:style-name="Standard">[1]0: 0.0</text:p>
      <text:p text:style-name="Standard">1: 0.721370</text:p>
      <text:p text:style-name="Standard">2: -0.216500</text:p>
      <text:p text:style-name="Standard">[2]0: -0.423685</text:p>
      <text:p text:style-name="Standard">1: 0.879555</text:p>
      <text:p text:style-name="Standard">2: 0.0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Droid Sans Mono" svg:font-family="'Droid Sans Mono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text-underline-style="solid" style:text-underline-width="auto" style:text-underline-color="font-color"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Will Graham</meta:initial-creator>
    <meta:creation-date>2023-05-12T02:09:00Z</meta:creation-date>
    <dc:date>2023-05-12T15:33:59.921219219</dc:date>
    <meta:editing-cycles>9</meta:editing-cycles>
    <meta:editing-duration>PT14H21M13S</meta:editing-duration>
    <meta:document-statistic meta:table-count="0" meta:image-count="0" meta:object-count="0" meta:page-count="3" meta:paragraph-count="57" meta:word-count="352" meta:character-count="2914" meta:non-whitespace-character-count="2644"/>
    <meta:template xlink:type="simple" xlink:actuate="onRequest" xlink:title="" xlink:href="Normal.dotm"/>
  </office:meta>
</office:document-meta>
</file>